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8FC40000631C8B43F66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2" svg:font-family="'Times New Roman'"/>
    <style:font-face style:name="Times New Roman1" svg:font-family="'Times New Roman', 'Times New Roman'" style:font-family-generic="roman"/>
    <style:font-face style:name="TimesNewRoman" svg:font-family="TimesNewRoman" style:font-family-generic="roman"/>
    <style:font-face style:name="TimesNewRomanPS-BoldMT" svg:font-family="TimesNewRomanPS-BoldMT"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fo:language="en" fo:country="US" style:font-size-asian="10pt" style:font-size-complex="10pt"/>
    </style:style>
    <style:style style:name="P3" style:family="paragraph" style:parent-style-name="Standard">
      <style:paragraph-properties fo:line-height="100%" fo:text-align="start" style:justify-single-word="false"/>
      <style:text-properties style:use-window-font-color="true" style:font-name="Times New Roman2" fo:font-size="16pt" fo:language="en" fo:country="US" fo:font-weight="bold" fo:background-color="transparent" style:font-name-asian="Times New Roman2" style:font-name-complex="Times New Roman2"/>
    </style:style>
    <style:style style:name="P4" style:family="paragraph" style:parent-style-name="Standard">
      <style:text-properties fo:language="en" fo:country="US"/>
    </style:style>
    <style:style style:name="P5" style:family="paragraph" style:parent-style-name="Illustration">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Times New Roman" fo:language="en" fo:country="US" style:font-name-asian="Times New Roman1" style:font-name-complex="Times New Roman1"/>
    </style:style>
    <style:style style:name="T4" style:family="text">
      <style:text-properties fo:color="#000000" style:font-name="Times New Roman" fo:font-size="10pt" fo:language="en" fo:country="US" style:font-name-asian="Times New Roman1" style:font-size-asian="10pt" style:font-name-complex="Times New Roman1" style:font-size-complex="10pt"/>
    </style:style>
    <style:style style:name="T5" style:family="text">
      <style:text-properties fo:color="#000000" style:font-name="Times New Roman" fo:font-size="10pt" fo:language="en" fo:country="US" fo:font-weight="normal" style:font-name-asian="Times New Roman1" style:font-size-asian="10pt" style:font-weight-asian="normal" style:font-name-complex="Times New Roman1" style:font-size-complex="10pt" style:font-weight-complex="normal"/>
    </style:style>
    <style:style style:name="T6" style:family="text">
      <style:text-properties fo:color="#000000" style:font-name="TimesNewRoman" fo:font-size="10pt" fo:language="en" fo:country="US" fo:font-weight="normal" style:font-name-asian="TimesNewRomanPS-BoldMT" style:font-size-asian="10pt" style:font-weight-asian="normal" style:font-name-complex="TimesNewRomanPS-BoldMT" style:font-size-complex="10pt" style:font-weight-complex="normal"/>
    </style:style>
    <style:style style:name="T7" style:family="text">
      <style:text-properties style:font-name="Times New Roman"/>
    </style:style>
    <style:style style:name="T8" style:family="text">
      <style:text-properties style:font-name="Times New Roman" fo:language="en" fo:country="US"/>
    </style:style>
    <style:style style:name="T9" style:family="text">
      <style:text-properties style:font-name="TimesNewRoman" fo:font-size="10pt" fo:font-weight="normal" style:font-name-asian="TimesNewRomanPS-BoldMT" style:font-size-asian="10pt" style:font-weight-asian="normal" style:font-name-complex="TimesNewRomanPS-BoldMT" style:font-size-complex="10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3%"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Zusammenfassung von „DebugIt – Ontology-mediated layered Data Integration for real-time Antibiotics Resistance Surveillance“</text:p>
      <text:p text:style-name="P4"/>
      <text:p text:style-name="P4">In DebugIT ([1]) wird ein System vorgestellt, das über einen ontologiebasierten Ansatz antibiotische Resistenzdaten semantisch und geographisch austauschbar macht. Damit soll es möglich sein, EU-weit verteilte, klinische Daten für Monitoringzwecke in Echtzeit integrieren zu können. Das System ist dabei in einer 4-Tier-Architektur gegliedert und arbeitet dienstorientiert.</text:p>
      <text:p text:style-name="P4"><text:span text:style-name="T1">Abbildung 1</text:span> zeigt die geschichtete Architektur von DebugIT:</text:p>
      <text:p text:style-name="P4"/>
      <text:p text:style-name="P4"><draw:frame draw:style-name="fr1" draw:name="Rahmen1" text:anchor-type="paragraph" svg:width="17cm" draw:z-index="0"><draw:text-box fo:min-height="12.282cm"><text:p text:style-name="P5"><draw:frame draw:style-name="fr2" draw:name="Grafik1" text:anchor-type="paragraph" svg:width="17cm" svg:height="11.719cm" style:rel-height="scale" draw:z-index="1"><draw:image xlink:href="Pictures/2000000700008FC40000631C8B43F668.svm" xlink:type="simple" xlink:show="embed" xlink:actuate="onLoad"/><svg:title>Abbildung 1</svg:title><svg:desc>Die geschichtete Vermittlungsarchitektur von DebugIT</svg:desc></draw:frame>Abbildung <text:sequence text:ref-name="refIllustration0" text:name="Illustration" text:formula="ooow:Illustration+1" style:num-format="1">1</text:sequence>: Die geschichtete Vermittlungsarchitektur von DebugIT</text:p></draw:text-box></draw:frame></text:p>
      <text:p text:style-name="P4">Insgesamt gibt es 3 Daten-Repräsenationsschichten, die mit den römischen Ziffern I-III gekennzeichnet sind. Die auf der jeweiligen Repräsentationsschicht basierende Anfrage wird mit 1-3 spezifiziert und das dazugehörige Mapping mit den griechischen Buchstaben #alpha#,#beta#,#gamma#.</text:p>
      <text:p text:style-name="P4">Auf der ersten Ebene der Datenintegration werden relationale Daten (I) über Mappings lexikalisch normalisiert. Mehrdeutigkeiten werden in den Datenschichten II und III mit ontologischen Ausdrücken (in OWL) angereichert. Die zweite Schicht arbeitet mit RDF-Daten, weshalb auf der ersten Vermittlungsschicht (1) von der ersten auf die zweite Datenschicht eine Transformation von relationalen Daten zu RDF-Daten (<text:span text:style-name="T1">D2R-Mapping</text:span>) über <text:span text:style-name="T1">D2R mapping calls</text:span> stattfindet. Auf zweiter Datenschicht werden Informationen über die Daten und deren zugehöriges Vokabular in <text:span text:style-name="T1">Data Definition Ontologies</text:span> (DDO) gespeichert. Ein DDO überbrückt das lokale Datenmodell zu semi-formellen <text:s/>Daten auf der lokalen Vermittlungsschicht, wodurch syntaktische Datenintegration und ein <text:span text:style-name="T1">Extract, Transform, Load (ETL) - Prozess </text:span>für die nächsthöhere Datenschicht bereitgestellt werden. Datenschicht 2 bietet auch einen SPARQL-Endpunkt, so dass Datenschicht 3 diese Datenmenge über eine SPARQL-Query abfragen kann. Diese Abfragen werden mit <text:span text:style-name="T1">Data Set SPARQL Query (DSSQ)</text:span> zusammengefasst.</text:p>
      <text:p text:style-name="P4"><text:soft-page-break/>Im zweiten Integrationsschritt (2) werden die lokalen DDO Daten auf die globale DebugIT core ontolgy (DCO) (III) über <text:span text:style-name="T1">DDO2DCO mapping rules</text:span> übertragen. Für das Mapping wird das N3 Format zusammen mit <text:span text:style-name="T1">Simple Knowledge Organization Structure (SKOS) mappings</text:span> verwendet. Ausgeführt wird das Mapping über den <text:span text:style-name="T2">Euler Eye Reasoner</text:span>. </text:p>
      <text:p text:style-name="P4">Datenebene drei (III) stellt ein virtuelles Clinical Data Repository (CDR) dar, das die Datenquellen der lokalen Clinical Information Systems (CIS) semantisch vereint. Auf dieser Ebene können somit klinische Analysen über SPARQL-Anfragen (CASQ) und Operational Ontologies (OO) getätigt werden. </text:p>
      <text:p text:style-name="P4"/>
      <text:p text:style-name="P4">English version:</text:p>
      <text:p text:style-name="P4"/>
      <text:p text:style-name="P4">The DebugIT project is a good reference for analyzing how medical data integration can be done though it didn't use a dataspace approach but an ontology-mediated [2] approach. DebugIT stands for 'Detecting and Eleminating Bacteria Using Information Technology' and its main goal is to provide a platform for high-throughput analysis of distributed clinical data as a response to the spread of antibiotic resistance of infectious pathogens in European hospitals[3]. </text:p>
      <text:p text:style-name="P4">The team of the DebugIT project released the architecture of their system in [1]. </text:p>
      <text:p text:style-name="P4">In that paper it is stated, that the system uses an ontology-based approach for allowing antibiotics resistance data semantically and geographically interoperable. This makes it possible to integrate distributed clinical data EU-wide in real-time for monitoring antibiotic resistance. As well, the system is structured in four tiers and works in a service oriented manner. Figure-1 shows the layered architecture of the DebugIT's system: </text:p>
      <text:p text:style-name="P4"/>
      <text:p text:style-name="P4">Altogether there are 3 data representation layers marked with the Roman Numerals I-III. The query flow between the data layers is specified with 1-3 and the corresponding mappings are given with the greek letters alpha, beta and gamma.</text:p>
      <text:p text:style-name="P4"/>
      <text:p text:style-name="P4">On the first layer (I) relational data are lexical normalized by the use of mappings #WHAT <text:s/>MAPPINGS?#. Ambiguities will be enriched with ontological expressions (formulated in OWL) on the data layers II and III. The second layer (II) works with RDF data, wherefore relational data from the first data layer is transformed to RDF (second data layer) through <text:span text:style-name="T1">D2R mapping calls </text:span><text:span text:style-name="T2">on the first mediation layer (1)</text:span>. On the second data layer information about the data and their corresponding vocabulary is stored in <text:span text:style-name="T1">Data Definition Ontologies</text:span> (DDOs). A DDO bridges a local data model and a semi-formal data model on the local mediation layer for integrating syntactic data and provides a <text:span text:style-name="T1">Extract, Transform, Load (ETL)-process</text:span> for the next data layer. Data layer II contains a SPARQL endpoint, as well, for allowing data layer III to query its data. These queries are specified through <text:span text:style-name="T1">Data Set SPARQL Query</text:span> (DSSQ). </text:p>
      <text:p text:style-name="P4">On the second mediation layer (2) the local DDO data is transferred to the global <text:span text:style-name="T1">DebugIT Core Ontology</text:span> (DCO), the data representation of layer III. <text:s/>See [4] for a detailed definition of the DCO.</text:p>
      <text:p text:style-name="P4">The corresponding mapping is done through DDO2DCO using the N3 language [5] and <text:span text:style-name="T1">Simple Knowledge Organization Structure</text:span> (SKOS) mappings[6]. The mapping is done through the Euler Eye Reasoner [7].</text:p>
      <text:p text:style-name="P4">Data layer III represents a virtual Clinical Data Repository, which joins the local Clinical Information Systems (CISs). Through the virtualisation, privacy issues can properly be handled.</text:p>
      <text:p text:style-name="P4">On this layer clinical analyses can be performed over SPARQL queries using Operational Ontologies (OOs).</text:p>
      <text:p text:style-name="P4"/>
      <text:p text:style-name="P1"><text:span text:style-name="T8">[1] DebugIT: Ontology-mediated Layered Data Integration for Real-time Antibiotics Resistance Surveillance, </text:span><text:span text:style-name="T3">Daniel Schober, Remy Choquet, Kristof Depraetere, Frank Enders, Philipp Daumked, Marie-Christine Jaulent, Douglas Teodoro, Emilie Pasche, Christian Lovis, Martin Boeker, Proceedings of the 7th International Workshop on Semantic Web Applications </text:span><text:span text:style-name="T8">and Tools for Life Sciences, Berlin, Germany, December 9-11, 2014, </text:span><text:a xlink:type="simple" xlink:href="http://ceur-ws.org/Vol-1320/paper_22.pdf" text:style-name="Internet_20_link" text:visited-style-name="Visited_20_Internet_20_Link">http://ceur-ws.org/Vol-1320/paper_22.pdf</text:a></text:p>
      <text:p text:style-name="P2"><text:span text:style-name="T7">[2] Definition of ontology mediated data integration!!!!</text:span></text:p>
      <text:p text:style-name="P1"><text:soft-page-break/><text:span text:style-name="T3">[3] </text:span><text:a xlink:type="simple" xlink:href="https://portal.uni-freiburg.de/imbi/sections/mi-en/projects/debugit?set_language=en" text:style-name="Internet_20_link" text:visited-style-name="Visited_20_Internet_20_Link">https://portal.uni-freiburg.de/imbi/sections/mi-en/projects/debugit?set_language=en</text:a><text:span text:style-name="T3">, last checked: November 9, 2015</text:span></text:p>
      <text:p text:style-name="Standard"><text:span text:style-name="T4">[4] </text:span><text:span text:style-name="T6">Developing DCO: The DebugIT Core Ontology </text:span><text:span text:style-name="T9">for Antibiotics Resistence Modelling, Daniel Schober and Ilinca Tudose and Martin Boeker</text:span></text:p>
      <text:p text:style-name="Standard"><text:span text:style-name="T5">[5] </text:span><text:a xlink:type="simple" xlink:href="http://www.w3.org/TeamSubmission/n3/" text:style-name="Internet_20_link" text:visited-style-name="Visited_20_Internet_20_Link">http://www.w3.org/TeamSubmission/n3/</text:a><text:span text:style-name="T5"> </text:span></text:p>
      <text:p text:style-name="Standard"><text:span text:style-name="T5">[6] </text:span><text:a xlink:type="simple" xlink:href="http://www.w3.org/TR/2009/REC-skos-reference-20090818/" text:style-name="Internet_20_link" text:visited-style-name="Visited_20_Internet_20_Link">http://www.w3.org/TR/2009/REC-skos-reference-20090818/</text:a></text:p>
      <text:p text:style-name="Standard"><text:span text:style-name="T5">[7] </text:span><text:a xlink:type="simple" xlink:href="http://eulersharp.sourceforge.net/" text:style-name="Internet_20_link" text:visited-style-name="Visited_20_Internet_20_Link">http://eulersharp.sourceforge.net/</text:a><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2" svg:font-family="'Times New Roman'"/>
    <style:font-face style:name="Times New Roman1" svg:font-family="'Times New Roman', 'Times New Roman'" style:font-family-generic="roman"/>
    <style:font-face style:name="TimesNewRoman" svg:font-family="TimesNewRoman" style:font-family-generic="roman"/>
    <style:font-face style:name="TimesNewRomanPS-BoldMT" svg:font-family="TimesNewRomanPS-BoldMT"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oeth</meta:initial-creator>
    <meta:creation-date>2015-08-18T13:48:55.36</meta:creation-date>
    <meta:generator>OpenOffice/4.1.1$Win32 OpenOffice.org_project/411m6$Build-9775</meta:generator>
    <dc:date>2015-11-09T19:32:31.75</dc:date>
    <dc:creator>David Goeth</dc:creator>
    <meta:editing-duration>PT12H47M55S</meta:editing-duration>
    <meta:editing-cycles>95</meta:editing-cycles>
    <meta:document-statistic meta:table-count="0" meta:image-count="1" meta:object-count="0" meta:page-count="3" meta:paragraph-count="25" meta:word-count="856" meta:character-count="6304"/>
  </office:meta>
</office:document-meta>
</file>